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629" calcext:value-type="float">
            <text:p>0.121629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2:.B31])" office:value-type="float" office:value="2100" calcext:value-type="float">
            <text:p>210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586" calcext:value-type="float">
            <text:p>0.1225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379" calcext:value-type="float">
            <text:p>0.2313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868" calcext:value-type="float">
            <text:p>0.1198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577" calcext:value-type="float">
            <text:p>0.2305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0609" calcext:value-type="float">
            <text:p>-0.5506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606" calcext:value-type="float">
            <text:p>0.34260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661" calcext:value-type="float">
            <text:p>0.6676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0908" calcext:value-type="float">
            <text:p>-0.2209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618" calcext:value-type="float">
            <text:p>0.12161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0883" calcext:value-type="float">
            <text:p>-0.5508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631" calcext:value-type="float">
            <text:p>0.1216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04" calcext:value-type="float">
            <text:p>0.12100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4811" calcext:value-type="float">
            <text:p>0.2148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656" calcext:value-type="float">
            <text:p>0.3416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6015" calcext:value-type="float">
            <text:p>-0.7860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195" calcext:value-type="float">
            <text:p>0.2191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08724" calcext:value-type="float">
            <text:p>-0.1087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654" calcext:value-type="float">
            <text:p>0.21965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029" calcext:value-type="float">
            <text:p>0.2200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574" calcext:value-type="float">
            <text:p>0.2165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394" calcext:value-type="float">
            <text:p>-0.783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228" calcext:value-type="float">
            <text:p>0.2222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795" calcext:value-type="float">
            <text:p>0.2197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008" calcext:value-type="float">
            <text:p>0.2180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148" calcext:value-type="float">
            <text:p>0.2211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6169" calcext:value-type="float">
            <text:p>-0.78616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613" calcext:value-type="float">
            <text:p>-0.786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872" calcext:value-type="float">
            <text:p>-0.7828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144" calcext:value-type="float">
            <text:p>0.22214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22" calcext:value-type="float">
            <text:p>0.120922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33:.B62])" office:value-type="float" office:value="2180" calcext:value-type="float">
            <text:p>218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46" calcext:value-type="float">
            <text:p>0.12174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515" calcext:value-type="float">
            <text:p>0.3395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71" calcext:value-type="float">
            <text:p>0.2322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61308" calcext:value-type="float">
            <text:p>-0.6613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73" calcext:value-type="float">
            <text:p>0.12107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328" calcext:value-type="float">
            <text:p>0.12332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0544" calcext:value-type="float">
            <text:p>-0.2205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297" calcext:value-type="float">
            <text:p>-0.4402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95" calcext:value-type="float">
            <text:p>0.231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914" calcext:value-type="float">
            <text:p>0.2309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328992" calcext:value-type="float">
            <text:p>-0.3289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801" calcext:value-type="float">
            <text:p>-0.78180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72" calcext:value-type="float">
            <text:p>-0.658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548" calcext:value-type="float">
            <text:p>0.2185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2025" calcext:value-type="float">
            <text:p>-0.4420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591" calcext:value-type="float">
            <text:p>0.21559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408" calcext:value-type="float">
            <text:p>0.2174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448" calcext:value-type="float">
            <text:p>0.2174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743" calcext:value-type="float">
            <text:p>0.21774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7375" calcext:value-type="float">
            <text:p>0.2273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3633" calcext:value-type="float">
            <text:p>0.2236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305" calcext:value-type="float">
            <text:p>0.2163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992" calcext:value-type="float">
            <text:p>0.2229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77" calcext:value-type="float">
            <text:p>0.22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61" calcext:value-type="float">
            <text:p>0.222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858" calcext:value-type="float">
            <text:p>0.2218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75237" calcext:value-type="float">
            <text:p>-0.7752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177" calcext:value-type="float">
            <text:p>0.2171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442" calcext:value-type="float">
            <text:p>0.21844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44" calcext:value-type="float">
            <text:p>-0.76844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64:.B93])" office:value-type="float" office:value="1980" calcext:value-type="float">
            <text:p>198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7658" calcext:value-type="float">
            <text:p>-0.8776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29" calcext:value-type="float">
            <text:p>0.342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815" calcext:value-type="float">
            <text:p>0.1218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895" calcext:value-type="float">
            <text:p>0.12189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187" calcext:value-type="float">
            <text:p>0.3431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513" calcext:value-type="float">
            <text:p>0.12351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509" calcext:value-type="float">
            <text:p>0.2305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05" calcext:value-type="float">
            <text:p>0.1227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029" calcext:value-type="float">
            <text:p>0.2210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46835" calcext:value-type="float">
            <text:p>-0.5468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8915" calcext:value-type="float">
            <text:p>-0.87891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1182" calcext:value-type="float">
            <text:p>-0.2211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9476" calcext:value-type="float">
            <text:p>-0.8794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768" calcext:value-type="float">
            <text:p>0.2187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829" calcext:value-type="float">
            <text:p>0.2218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433" calcext:value-type="float">
            <text:p>0.1224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302" calcext:value-type="float">
            <text:p>0.21930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704" calcext:value-type="float">
            <text:p>0.45470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376" calcext:value-type="float">
            <text:p>0.2193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559" calcext:value-type="float">
            <text:p>0.225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198" calcext:value-type="float">
            <text:p>0.2151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099" calcext:value-type="float">
            <text:p>0.21709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851" calcext:value-type="float">
            <text:p>-0.7818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614" calcext:value-type="float">
            <text:p>-0.7816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139" calcext:value-type="float">
            <text:p>-0.78213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094" calcext:value-type="float">
            <text:p>0.2200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958" calcext:value-type="float">
            <text:p>0.2159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751" calcext:value-type="float">
            <text:p>0.2137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714" calcext:value-type="float">
            <text:p>0.21971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84" calcext:value-type="float">
            <text:p>0.12184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95:.B124])" office:value-type="float" office:value="2370" calcext:value-type="float">
            <text:p>237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" calcext:value-type="float">
            <text:p>0.12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08" calcext:value-type="float">
            <text:p>0.342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32" calcext:value-type="float">
            <text:p>0.2313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286" calcext:value-type="float">
            <text:p>0.3402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7481" calcext:value-type="float">
            <text:p>-0.43748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78" calcext:value-type="float">
            <text:p>0.1210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493" calcext:value-type="float">
            <text:p>0.1214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686" calcext:value-type="float">
            <text:p>0.2316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96" calcext:value-type="float">
            <text:p>0.674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0124" calcext:value-type="float">
            <text:p>0.2201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169" calcext:value-type="float">
            <text:p>0.22116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0814" calcext:value-type="float">
            <text:p>-0.7808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308" calcext:value-type="float">
            <text:p>-0.7823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7438" calcext:value-type="float">
            <text:p>0.10743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5183" calcext:value-type="float">
            <text:p>0.1051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656" calcext:value-type="float">
            <text:p>0.2166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076" calcext:value-type="float">
            <text:p>0.21707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93" calcext:value-type="float">
            <text:p>0.215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3962" calcext:value-type="float">
            <text:p>-0.7839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705" calcext:value-type="float">
            <text:p>0.2197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645" calcext:value-type="float">
            <text:p>0.21364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337" calcext:value-type="float">
            <text:p>0.2163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3941" calcext:value-type="float">
            <text:p>-0.7839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068" calcext:value-type="float">
            <text:p>-0.4400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4396" calcext:value-type="float">
            <text:p>0.2143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152" calcext:value-type="float">
            <text:p>0.2161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484" calcext:value-type="float">
            <text:p>0.2194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149" calcext:value-type="float">
            <text:p>0.2161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174" calcext:value-type="float">
            <text:p>0.21817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0082" calcext:value-type="float">
            <text:p>-0.770082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126:.B155])" office:value-type="float" office:value="2200" calcext:value-type="float">
            <text:p>220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137" calcext:value-type="float">
            <text:p>0.1211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275" calcext:value-type="float">
            <text:p>0.1222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9534" calcext:value-type="float">
            <text:p>-0.7695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036" calcext:value-type="float">
            <text:p>0.12203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51198" calcext:value-type="float">
            <text:p>-0.5511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388" calcext:value-type="float">
            <text:p>0.1213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163" calcext:value-type="float">
            <text:p>0.2311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347" calcext:value-type="float">
            <text:p>-0.783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344" calcext:value-type="float">
            <text:p>0.2313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0918914" calcext:value-type="float">
            <text:p>-0.0009189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221" calcext:value-type="float">
            <text:p>0.2192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061" calcext:value-type="float">
            <text:p>0.4510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479" calcext:value-type="float">
            <text:p>0.2224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516" calcext:value-type="float">
            <text:p>0.2185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088" calcext:value-type="float">
            <text:p>0.2180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3244" calcext:value-type="float">
            <text:p>0.2232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026" calcext:value-type="float">
            <text:p>0.2170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634" calcext:value-type="float">
            <text:p>0.22063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156" calcext:value-type="float">
            <text:p>0.2191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307" calcext:value-type="float">
            <text:p>0.22130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556" calcext:value-type="float">
            <text:p>0.2155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837" calcext:value-type="float">
            <text:p>0.1218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594" calcext:value-type="float">
            <text:p>-0.6585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0398" calcext:value-type="float">
            <text:p>-0.7803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846" calcext:value-type="float">
            <text:p>0.21884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2962" calcext:value-type="float">
            <text:p>0.2129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063" calcext:value-type="float">
            <text:p>0.2200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8593" calcext:value-type="float">
            <text:p>0.2185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5876" calcext:value-type="float">
            <text:p>0.21587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6805" calcext:value-type="float">
            <text:p>-0.656805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157:.B186])" office:value-type="float" office:value="2100" calcext:value-type="float">
            <text:p>210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375" calcext:value-type="float">
            <text:p>-0.7683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531" calcext:value-type="float">
            <text:p>0.2315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42" calcext:value-type="float">
            <text:p>0.1217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66" calcext:value-type="float">
            <text:p>0.1221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92" calcext:value-type="float">
            <text:p>0.1212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062" calcext:value-type="float">
            <text:p>0.1230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175" calcext:value-type="float">
            <text:p>0.2311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98" calcext:value-type="float">
            <text:p>0.2322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437" calcext:value-type="float">
            <text:p>0.1204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17" calcext:value-type="float">
            <text:p>0.1209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188" calcext:value-type="float">
            <text:p>0.5601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" calcext:value-type="float">
            <text:p>0.12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242" calcext:value-type="float">
            <text:p>0.2192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557" calcext:value-type="float">
            <text:p>0.21655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3644" calcext:value-type="float">
            <text:p>-0.7836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753" calcext:value-type="float">
            <text:p>0.21775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417" calcext:value-type="float">
            <text:p>0.2204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152" calcext:value-type="float">
            <text:p>0.2171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77" calcext:value-type="float">
            <text:p>0.215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0059" calcext:value-type="float">
            <text:p>-0.7800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517" calcext:value-type="float">
            <text:p>0.2215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975" calcext:value-type="float">
            <text:p>-0.78297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468" calcext:value-type="float">
            <text:p>0.22046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448" calcext:value-type="float">
            <text:p>0.2164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553" calcext:value-type="float">
            <text:p>0.21555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117" calcext:value-type="float">
            <text:p>0.2161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012" calcext:value-type="float">
            <text:p>-0.78201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282" calcext:value-type="float">
            <text:p>0.2222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4031" calcext:value-type="float">
            <text:p>0.21403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7996" calcext:value-type="float">
            <text:p>-0.877996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188:.B217])" office:value-type="float" office:value="2150" calcext:value-type="float">
            <text:p>215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89" calcext:value-type="float">
            <text:p>0.12108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542" calcext:value-type="float">
            <text:p>0.1215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649" calcext:value-type="float">
            <text:p>-0.7686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55" calcext:value-type="float">
            <text:p>0.12125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93" calcext:value-type="float">
            <text:p>0.1208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305" calcext:value-type="float">
            <text:p>0.23430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9262" calcext:value-type="float">
            <text:p>-0.7692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983" calcext:value-type="float">
            <text:p>0.2209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92" calcext:value-type="float">
            <text:p>0.1217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41" calcext:value-type="float">
            <text:p>0.216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6861" calcext:value-type="float">
            <text:p>-0.6568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11571" calcext:value-type="float">
            <text:p>-0.1115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78222" calcext:value-type="float">
            <text:p>-0.782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087" calcext:value-type="float">
            <text:p>0.2190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88" calcext:value-type="float">
            <text:p>0.1209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082" calcext:value-type="float">
            <text:p>0.21608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846" calcext:value-type="float">
            <text:p>0.21784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187" calcext:value-type="float">
            <text:p>0.4511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4883" calcext:value-type="float">
            <text:p>-0.78488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116" calcext:value-type="float">
            <text:p>0.2161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11" calcext:value-type="float">
            <text:p>0.216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0352" calcext:value-type="float">
            <text:p>-0.7803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3444" calcext:value-type="float">
            <text:p>0.22344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5852" calcext:value-type="float">
            <text:p>-0.7858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547" calcext:value-type="float">
            <text:p>0.21554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096" calcext:value-type="float">
            <text:p>0.2150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229" calcext:value-type="float">
            <text:p>-0.7822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358" calcext:value-type="float">
            <text:p>0.2213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5215" calcext:value-type="float">
            <text:p>-0.78521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5" calcext:value-type="float">
            <text:p>0.12125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219:.B248])" office:value-type="float" office:value="2040" calcext:value-type="float">
            <text:p>204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766" calcext:value-type="float">
            <text:p>0.45176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074" calcext:value-type="float">
            <text:p>0.1220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97" calcext:value-type="float">
            <text:p>0.23229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35" calcext:value-type="float">
            <text:p>0.1207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79384" calcext:value-type="float">
            <text:p>-0.8793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48" calcext:value-type="float">
            <text:p>0.23224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32" calcext:value-type="float">
            <text:p>0.12073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024" calcext:value-type="float">
            <text:p>0.12102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831" calcext:value-type="float">
            <text:p>0.1218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11" calcext:value-type="float">
            <text:p>0.561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378" calcext:value-type="float">
            <text:p>0.45037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221" calcext:value-type="float">
            <text:p>0.3422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2809" calcext:value-type="float">
            <text:p>0.21280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4651" calcext:value-type="float">
            <text:p>0.21465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787" calcext:value-type="float">
            <text:p>-0.6587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908" calcext:value-type="float">
            <text:p>0.21590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9907" calcext:value-type="float">
            <text:p>0.0027990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1312" calcext:value-type="float">
            <text:p>0.21131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533" calcext:value-type="float">
            <text:p>0.21353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337" calcext:value-type="float">
            <text:p>0.21333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679" calcext:value-type="float">
            <text:p>0.21567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5493" calcext:value-type="float">
            <text:p>-0.78549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21" calcext:value-type="float">
            <text:p>0.2172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2016" calcext:value-type="float">
            <text:p>0.22201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925" calcext:value-type="float">
            <text:p>0.21692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043" calcext:value-type="float">
            <text:p>0.21704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696" calcext:value-type="float">
            <text:p>-0.78169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0056" calcext:value-type="float">
            <text:p>0.22005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21882" calcext:value-type="float">
            <text:p>0.22188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83" calcext:value-type="float">
            <text:p>0.122183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250:.B271])" office:value-type="float" office:value="1080" calcext:value-type="float">
            <text:p>108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002" calcext:value-type="float">
            <text:p>0.12200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658326" calcext:value-type="float">
            <text:p>-0.6583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763" calcext:value-type="float">
            <text:p>0.1227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287" calcext:value-type="float">
            <text:p>0.1222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158" calcext:value-type="float">
            <text:p>0.12315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031" calcext:value-type="float">
            <text:p>-0.7703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894" calcext:value-type="float">
            <text:p>0.22989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14" calcext:value-type="float">
            <text:p>0.12091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70363" calcext:value-type="float">
            <text:p>-0.7703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22" calcext:value-type="float">
            <text:p>0.1212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862" calcext:value-type="float">
            <text:p>0.45386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0749" calcext:value-type="float">
            <text:p>0.11074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77404" calcext:value-type="float">
            <text:p>-0.77740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19" calcext:value-type="float">
            <text:p>-0.4401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7787" calcext:value-type="float">
            <text:p>0.2177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52" calcext:value-type="float">
            <text:p>0.2195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692" calcext:value-type="float">
            <text:p>0.21669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6204" calcext:value-type="float">
            <text:p>0.21620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761" calcext:value-type="float">
            <text:p>0.21976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412" calcext:value-type="float">
            <text:p>0.12341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557" calcext:value-type="float">
            <text:p>0.6695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707" calcext:value-type="float">
            <text:p>0.120707</text:p>
          </table:table-cell>
          <table:table-cell/>
          <table:table-cell table:style-name="ce2" office:value-type="string" calcext:value-type="string">
            <text:p>Evtot</text:p>
          </table:table-cell>
          <table:table-cell table:formula="of:=SUM([.B273:.B302])" office:value-type="float" office:value="2030" calcext:value-type="float">
            <text:p>2030</text:p>
          </table:table-cell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943" calcext:value-type="float">
            <text:p>0.12094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35" calcext:value-type="float">
            <text:p>0.12193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71" calcext:value-type="float">
            <text:p>0.1208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3" calcext:value-type="float">
            <text:p>0.232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174" calcext:value-type="float">
            <text:p>0.56017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09917" calcext:value-type="float">
            <text:p>-0.10991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11" calcext:value-type="float">
            <text:p>0.12121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098" calcext:value-type="float">
            <text:p>0.2300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503" calcext:value-type="float">
            <text:p>0.23150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564" calcext:value-type="float">
            <text:p>0.12156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253723" calcext:value-type="float">
            <text:p>-0.0025372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559" calcext:value-type="float">
            <text:p>0.339559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40885" calcext:value-type="float">
            <text:p>-0.440885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87" calcext:value-type="float">
            <text:p>-0.438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563" calcext:value-type="float">
            <text:p>-0.78156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242" calcext:value-type="float">
            <text:p>-0.78124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5877" calcext:value-type="float">
            <text:p>0.215877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42926" calcext:value-type="float">
            <text:p>0.24292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4572" calcext:value-type="float">
            <text:p>0.21457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586" calcext:value-type="float">
            <text:p>0.213586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53" calcext:value-type="float">
            <text:p>0.2195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3771" calcext:value-type="float">
            <text:p>0.21377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184" calcext:value-type="float">
            <text:p>-0.781184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76822" calcext:value-type="float">
            <text:p>-0.76822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988" calcext:value-type="float">
            <text:p>0.21998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198" calcext:value-type="float">
            <text:p>0.21198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81603" calcext:value-type="float">
            <text:p>-0.781603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float" office:value="-0.75841" calcext:value-type="float">
            <text:p>-0.75841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12:00:00 AM</text:p>
          </table:table-cell>
          <table:table-cell office:value-type="float" office:value="110" calcext:value-type="float">
            <text:p>110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219159" calcext:value-type="float">
            <text:p>0.219159</text:p>
          </table:table-cell>
          <table:table-cell table:number-columns-repeated="3"/>
        </table:table-row>
        <table:table-row table:style-name="ro1" table:number-rows-repeated="67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 table:number-rows-repeated="38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Evaluacion media=</text:p>
          </table:table-cell>
          <table:table-cell table:formula="of:=SUM([.B1:.B410])/401" office:value-type="float" office:value="50.4488778054863" calcext:value-type="float">
            <text:p>50.448877805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Varianza=</text:p>
          </table:table-cell>
          <table:table-cell table:formula="of:=VARA([.B1:.B410])" office:value-type="float" office:value="1983.32980275855" calcext:value-type="float">
            <text:p>1983.3298027586</text:p>
          </table:table-cell>
          <table:table-cell table:number-columns-repeated="4"/>
          <table:table-cell office:value-type="string" calcext:value-type="string">
            <text:p><text:s/>Numero Evalucion media (generacion)= </text:p>
          </table:table-cell>
          <table:table-cell table:formula="of:=SUM([.H1:.H410])/10" office:value-type="float" office:value="2023" calcext:value-type="float">
            <text:p>2023</text:p>
          </table:table-cell>
        </table:table-row>
        <table:table-row table:style-name="ro1">
          <table:table-cell table:style-name="Default" office:value-type="string" calcext:value-type="string">
            <text:p>Fit=</text:p>
          </table:table-cell>
          <table:table-cell office:value-type="string" calcext:value-type="string">
            <text:p>Hallarlo con DTW</text:p>
          </table:table-cell>
          <table:table-cell table:number-columns-repeated="4"/>
          <table:table-cell office:value-type="string" calcext:value-type="string">
            <text:p>Varianza Evaluaciones=</text:p>
          </table:table-cell>
          <table:table-cell table:formula="of:=VAR([.H1:.H409])" office:value-type="float" office:value="121756.666666667" calcext:value-type="float">
            <text:p>121756.666666667</text:p>
          </table:table-cell>
        </table:table-row>
        <table:table-row table:style-name="ro1">
          <table:table-cell table:style-name="Default" office:value-type="string" calcext:value-type="string">
            <text:p>Tiempo=</text:p>
          </table:table-cell>
          <table:table-cell table:formula="of:=SUM([.D286:.D302];[.E285];[.D284];[.E280:.E283];[.D279];[.E273:.E278];[.E270:.E271];[.D262:.D269];[.E260:.E261];[.D259];[.E257:.E258];[.D256];[.E253:.E255];[.D252];[.E250:.E251];[.D232:.D248];[.E225:.E231];[.D224];[.E219:.E223];[.D207:.D217];[.E206];[.D204:.D205];[.E203];[.D198:.D202];[.E197];[.D195:.D196];[.E192:.E194];[.D191];[.E189:.E190];[.D188];[.D170:.D186];[.E159:.E169];[.D157:.D158];[.D149:.D155];[.E148];[.D139:.D147];[.E138];[.D136:.D137];[.E135];[.D134];[.E133];[.E132];[.D131];[.E130];[.D129];[.E127:.E128];[.D126];[.D105:.D124];[.E101:.E104];[.D100];[.E95:.E99];[.D83:.D93];[.E82];[.D81];[.E80];[.D73:.D79];[.E66:.E72];[.D65];[.D64];[.D44:.D62];[.E43];[.D40:.D41];[.E38:.E39];[.D37];[.E33:.E36];[.D17:.D31];[.E16];[.D15];[.E13:.E14];[.D12];[.E11];[.D10];[.E8:.E9];[.D7];[.E2:.E6])/292" office:value-type="float" office:value="0.852097921232877" calcext:value-type="float">
            <text:p>0.85209792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varianza=</text:p>
          </table:table-cell>
          <table:table-cell table:formula="of:=VAR([.D286:.D302];[.E285];[.D284];[.E280:.E283];[.D279];[.E273:.E278];[.E270:.E271];[.D262:.D269];[.E260:.E261];[.D259];[.E257:.E258];[.D256];[.E253:.E255];[.D252];[.E250:.E251];[.D232:.D248];[.E225:.E231];[.D224];[.E219:.E223];[.D207:.D217];[.E206];[.D204:.D205];[.E203];[.D198:.D202];[.E197];[.D195:.D196];[.E192:.E194];[.D191];[.E189:.E190];[.D188];[.D170:.D186];[.E159:.E169];[.D157:.D158];[.D149:.D155];[.E148];[.D139:.D147];[.E138];[.D136:.D137];[.E135];[.D134];[.E133];[.E132];[.D131];[.E130];[.D129];[.E127:.E128];[.D126];[.D105:.D124];[.E101:.E104];[.D100];[.E95:.E99];[.D83:.D93];[.E82];[.D81];[.E80];[.D73:.D79];[.E66:.E72];[.D65];[.D64];[.D44:.D62];[.E43];[.D40:.D41];[.E38:.E39];[.D37];[.E33:.E36];[.D17:.D31];[.E16];[.D15];[.E13:.E14];[.D12];[.E11];[.D10];[.E8:.E9];[.D7];[.E2:.E6])" office:value-type="float" office:value="0.309272362180574" calcext:value-type="float">
            <text:p>0.30927236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itvarianza=</text:p>
          </table:table-cell>
          <table:table-cell table:formula="of:=VAR([.C410];[.C370];;[.C293];;[.C246];[.C223];[.C205];[.C139];[.C111];[.C84];[.C24])" office:value-type="float" office:value="9.11458333333333" calcext:value-type="float">
            <text:p>9.11458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08:56.647475095</meta:creation-date>
    <dc:date>2017-02-27T22:15:35.796602984</dc:date>
    <meta:editing-duration>PT1H34M47S</meta:editing-duration>
    <meta:editing-cycles>2</meta:editing-cycles>
    <meta:generator>LibreOffice/4.2.8.2$Linux_X86_64 LibreOffice_project/420m0$Build-2</meta:generator>
    <meta:document-statistic meta:table-count="1" meta:cell-count="1496" meta:object-count="0"/>
  </office:meta>
</office:document-meta>
</file>